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fill="solid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1.6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1.0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1.5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1.3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8cm" fo:min-width="1.522cm"/>
    </style:style>
    <style:style style:name="gr7" style:family="graphic" style:parent-style-name="standard">
      <style:graphic-properties svg:stroke-width="0.1cm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1cm" svg:stroke-color="#9966cc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2cm" draw:marker-end-width="0.2cm" draw:fill="solid" draw:fill-color="#33cc66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2cm" draw:marker-end-width="0.2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2cm" draw:marker-end-width="0.2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2cm" draw:marker-end-width="0.2cm" draw:fill="solid" draw:fill-color="#e6e64c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2cm" draw:marker-end-width="0.2cm" draw:fill="gradient" draw:fill-color="#e6e64c" draw:fill-gradient-name="Gradient_20_7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9.5cm" svg:x="1cm" svg:y="1cm">
          <text:p/>
        </draw:rect>
        <draw:frame draw:style-name="gr2" draw:layer="layout" svg:width="2.189cm" svg:height="1.828cm" svg:x="2.769cm" svg:y="1cm">
          <draw:text-box>
            <text:p>Ma</text:p>
          </draw:text-box>
        </draw:frame>
        <draw:frame draw:style-name="gr3" draw:layer="layout" svg:width="1.593cm" svg:height="1.828cm" svg:x="6.596cm" svg:y="1cm">
          <draw:text-box>
            <text:p>Ti</text:p>
          </draw:text-box>
        </draw:frame>
        <draw:frame draw:style-name="gr4" draw:layer="layout" svg:width="2.022cm" svg:height="1.828cm" svg:x="9.827cm" svg:y="1cm">
          <draw:text-box>
            <text:p>Ke</text:p>
          </draw:text-box>
        </draw:frame>
        <draw:frame draw:style-name="gr5" draw:layer="layout" svg:width="1.854cm" svg:height="1.828cm" svg:x="13.487cm" svg:y="1cm">
          <draw:text-box>
            <text:p>To</text:p>
          </draw:text-box>
        </draw:frame>
        <draw:frame draw:style-name="gr6" draw:layer="layout" svg:width="1.522cm" svg:height="1.328cm" svg:x="16.978cm" svg:y="1cm">
          <draw:text-box>
            <text:p>Pe</text:p>
          </draw:text-box>
        </draw:frame>
        <draw:line draw:style-name="gr7" draw:text-style-name="P1" draw:layer="layout" svg:x1="1cm" svg:y1="2cm" svg:x2="20cm" svg:y2="2cm">
          <text:p/>
        </draw:line>
        <draw:line draw:style-name="gr8" draw:text-style-name="P1" draw:layer="layout" svg:x1="1cm" svg:y1="6.7cm" svg:x2="20cm" svg:y2="6.7cm">
          <text:p/>
        </draw:line>
        <draw:custom-shape draw:style-name="gr9" draw:text-style-name="P1" draw:layer="layout" svg:width="3cm" svg:height="2cm" svg:x="2cm" svg:y="4.5cm">
          <text:p text:style-name="P1">Pl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cm" svg:height="2cm" svg:x="2cm" svg:y="2.5cm">
          <text:p text:style-name="P1">Re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5.5cm" svg:y="2.5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9cm" svg:y="2.5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12.5cm" svg:y="2.5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16cm" svg:y="2.5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3cm" svg:x="2cm" svg:y="7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3cm" svg:x="5.5cm" svg:y="7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3cm" svg:x="9cm" svg:y="7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3cm" svg:x="12.5cm" svg:y="7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3cm" svg:x="16cm" svg:y="7cm">
          <text:p text:style-name="P1">Work /</text:p>
          <text:p text:style-name="P1">Retro-</text:p>
          <text:p text:style-name="P1">spec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3cm" svg:x="5.5cm" svg:y="3.5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3cm" svg:x="9cm" svg:y="3.5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3cm" svg:x="12.5cm" svg:y="3.5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3cm" svg:x="16cm" svg:y="3.5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e6e64c" draw:end-color="#9966cc" draw:start-intensity="100%" draw:end-intensity="100%" draw:angle="450" draw:border="0%"/>
    <draw:gradient draw:name="_5b_work_2f_scrum_5d_" draw:display-name="[work/scrum]" draw:style="linear" draw:start-color="#000080" draw:end-color="#ffffff" draw:start-intensity="100%" draw:end-intensity="100%" draw:angle="450" draw:border="0%"/>
    <draw:gradient draw:name="work_2f_scrum" draw:display-name="work/scrum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lkka Laukkanen</meta:initial-creator>
    <meta:creation-date>2011-04-06T19:18:03</meta:creation-date>
    <dc:date>2011-04-06T19:34:54</dc:date>
    <dc:creator>Ilkka Laukkanen</dc:creator>
    <meta:editing-duration>PT00H00M17S</meta:editing-duration>
    <meta:editing-cycles>1</meta:editing-cycles>
    <meta:document-statistic meta:object-count="23"/>
    <meta:generator>OpenOffice.org/3.1$Unix OpenOffice.org_project/310m19$Build-9420</meta:generator>
  </office:meta>
</office:document-meta>
</file>